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sans-serif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style:contextual-spacing="false" fo:orphans="2" fo:widows="2" fo:text-indent="0in" style:auto-text-indent="false" fo:padding="0in" fo:border="none"/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T1" style:family="text">
      <style:text-properties fo:font-variant="normal" fo:text-transform="none" fo:color="#99cc00" loext:opacity="100%" style:font-name="inherit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ff9900" loext:opacity="100%" style:font-name="inherit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444444" loext:opacity="100%" style:font-name="inherit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444444" loext:opacity="100%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3366ff" loext:opacity="100%" style:font-name="inherit" fo:font-size="12pt" fo:letter-spacing="normal" fo:font-style="normal" fo:font-weight="bold" loext:padding="0in" loext:border="none"/>
    </style:style>
    <style:style style:name="T6" style:family="text">
      <style:text-properties style:font-name="inherit" fo:font-weight="normal" style:font-weight-asian="normal" style:font-weight-complex="normal" loext:padding="0in" loext:border="none"/>
    </style:style>
    <style:style style:name="T7" style:family="text">
      <style:text-properties fo:color="#3366ff" loext:opacity="100%" style:font-name="inherit" fo:font-weight="bold" loext:padding="0in" loext:border="none"/>
    </style:style>
    <style:style style:name="T8" style:family="text">
      <style:text-properties fo:color="#3366ff" loext:opacity="100%" style:font-name="inherit" loext:padding="0in" loext:border="none"/>
    </style:style>
    <style:style style:name="T9" style:family="text">
      <style:text-properties fo:color="#3366ff" loext:opacity="100%" style:font-name="inherit" fo:font-weight="normal" style:font-weight-asian="normal" style:font-weight-complex="normal" loext:padding="0in" loext:border="none"/>
    </style:style>
    <style:style style:name="T10" style:family="text">
      <style:text-properties fo:color="#000000" loext:opacity="100%" style:font-name="inherit" fo:font-weight="normal" style:font-weight-asian="normal" style:font-weight-complex="normal" loext:padding="0in" loext:border="none"/>
    </style:style>
    <style:style style:name="T11" style:family="text">
      <style:text-properties fo:color="#000000" loext:opacity="100%" style:font-name="inherit" loext:padding="0in" loext:border="none"/>
    </style:style>
    <style:style style:name="T12" style:family="text">
      <style:text-properties fo:color="#000000" loext:opacity="100%" style:font-name="inherit" fo:font-weight="bold" style:font-weight-asian="bold" style:font-weight-complex="bold" loext:padding="0in" loext:border="none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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7">Синтаксис команды </text:span></text:span><text:span text:style-name="Strong_20_Emphasis"><text:span text:style-name="T8">find</text:span></text:span><text:span text:style-name="Strong_20_Emphasis"><text:span text:style-name="T7">:</text:span></text:span></text:p>
      <text:p text:style-name="P2"><text:span text:style-name="Source_20_Text">$ find directory-to-search criteria action</text:span></text:p>
      <text:p text:style-name="P2">criteria (критерий) – критерий, по которым нужно искать файлы;</text:p>
      <text:p text:style-name="P2">action (действие) – что делать с каждым найденным файлом, соответствующим критериям.</text:p>
      <text:p text:style-name="P2"><text:span text:style-name="Source_20_Text"><text:span text:style-name="T13">find /home -name "*.png"</text:span></text:span></text:p>
      <text:p text:style-name="P2"><text:span text:style-name="Source_20_Text"/></text:p>
      <text:p text:style-name="P6"><text:span text:style-name="Strong_20_Emphasis"><text:span text:style-name="T10">Если выдает слишком много ошибок в отказе разрешения, тогда можно добавить в конец команды – 2&gt; /dev/null. Таким образом сообщения об ошибках будут перенаправляться по пути dev/null, что обеспечит более чистую выдачу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имени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Следующая команда ищет файл s.txt в текущем каталоге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name "s.txt"</text:span></text:span></text:p>
      <text:p text:style-name="P6"><text:span text:style-name="Strong_20_Emphasis"><text:span text:style-name="T10">./s.txt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типу файла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ритерий -type позволяет искать файлы по типу, которые бывают следующих видов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<text:s text:c="4"/>f – простые файлы;</text:span></text:span></text:p>
      <text:p text:style-name="P6"><text:span text:style-name="Strong_20_Emphasis"><text:span text:style-name="T10"><text:s text:c="4"/>d – каталоги;</text:span></text:span></text:p>
      <text:p text:style-name="P6"><text:span text:style-name="Strong_20_Emphasis"><text:span text:style-name="T10"><text:s text:c="4"/>l – символические ссылки;</text:span></text:span></text:p>
      <text:p text:style-name="P6"><text:span text:style-name="Strong_20_Emphasis"><text:span text:style-name="T10"><text:s text:c="4"/>b – блочные устройства (dev);</text:span></text:span></text:p>
      <text:p text:style-name="P6"><text:span text:style-name="Strong_20_Emphasis"><text:span text:style-name="T10"><text:s text:c="4"/>c – символьные устройства (dev);</text:span></text:span></text:p>
      <text:p text:style-name="P6"><text:span text:style-name="Strong_20_Emphasis"><text:span text:style-name="T10"><text:s text:c="4"/>p – именованные каналы;</text:span></text:span></text:p>
      <text:p text:style-name="P6"><text:span text:style-name="Strong_20_Emphasis"><text:span text:style-name="T10"><text:s text:c="4"/>s – сокеты;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Например, указав критерий -type d будут перечислены только каталоги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type d</text:span></text:span></text:p>
      <text:p text:style-name="P6"><text:span text:style-name="Strong_20_Emphasis"><text:span text:style-name="T10">.</text:span></text:span></text:p>
      <text:p text:style-name="P6"><text:span text:style-name="Strong_20_Emphasis"><text:span text:style-name="T10">./.ssh</text:span></text:span></text:p>
      <text:p text:style-name="P6"><text:span text:style-name="Strong_20_Emphasis"><text:span text:style-name="T10">./.cache</text:span></text:span></text:p>
      <text:p text:style-name="P6"><text:span text:style-name="Strong_20_Emphasis"><text:span text:style-name="T10">./moodle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размеру файла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Допустим, что вам необходимо найти все большие файлы. Для таких ситуаций подойдет критерий -size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<text:s text:c="4"/>"+" — Поиск файлов больше заданного размера</text:span></text:span></text:p>
      <text:p text:style-name="P6"><text:span text:style-name="Strong_20_Emphasis"><text:span text:style-name="T10"><text:s text:c="4"/>"-" — Поиск файлов меньше заданного размера</text:span></text:span></text:p>
      <text:p text:style-name="P6"><text:span text:style-name="Strong_20_Emphasis"><text:span text:style-name="T10"><text:s text:c="4"/>Отсутствие знака означает, что размер файлов в поиске должен полностью совпадать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В данном случае поиск выведет все файлы более 1 Гб (+1G)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size +1G</text:span></text:span></text:p>
      <text:p text:style-name="P6"><text:span text:style-name="Strong_20_Emphasis"><text:span text:style-name="T10">./Microsoft_Office_16.29.19090802_Installer.pkg</text:span></text:span></text:p>
      <text:p text:style-name="P6"><text:span text:style-name="Strong_20_Emphasis"><text:span text:style-name="T10">./android-studio-ide-183.5692245-mac.dmg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устых файлов и каталогов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ритерий -empty позволяет найти пустые файлы и каталоги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empty</text:span></text:span></text:p>
      <text:p text:style-name="P6"><text:span text:style-name="Strong_20_Emphasis"><text:span text:style-name="T10">./.cloud-locale-test.skip</text:span></text:span></text:p>
      <text:p text:style-name="P6"><text:span text:style-name="Strong_20_Emphasis"><text:span text:style-name="T10">./datafiles</text:span></text:span></text:p>
      <text:p text:style-name="P6"><text:span text:style-name="Strong_20_Emphasis"><text:span text:style-name="T10">./b.txt</text:span></text:span></text:p>
      <text:p text:style-name="P6"><text:span text:style-name="Strong_20_Emphasis"><text:span text:style-name="T10">...</text:span></text:span></text:p>
      <text:p text:style-name="P6"><text:span text:style-name="Strong_20_Emphasis"><text:span text:style-name="T10">./.cache/motd.legal-displayed</text:span></text:span></text:p>
      <text:p text:style-name="P6"><text:soft-page-break/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времени изменения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ритерий -cmin позволяет искать файлы и каталоги по времени изменения. Для поиска всех файлов, измененных за последний час (менее 60 мин), нужно использовать -60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cmin -60</text:span></text:span></text:p>
      <text:p text:style-name="P6"><text:span text:style-name="Strong_20_Emphasis"><text:span text:style-name="T10">.</text:span></text:span></text:p>
      <text:p text:style-name="P6"><text:span text:style-name="Strong_20_Emphasis"><text:span text:style-name="T10">./a.txt</text:span></text:span></text:p>
      <text:p text:style-name="P6"><text:span text:style-name="Strong_20_Emphasis"><text:span text:style-name="T10">./datafiles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времени доступа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ритерий -atime позволяет искать файлы по времени последнего доступ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atime +180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Таким образом можно найти файлы, к которым не обращались последние полгода (180 дней)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имени пользователя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Опция –user username дает возможность поиска всех файлов и каталогов, принадлежащих конкретному пользователю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/home -user tisha 2&gt;/dev/null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Таким образом можно найти все файлы пользователя tisha в каталоге home, а 2&gt;/dev/null сделает выдачу чистой без ошибок в отказе доступ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Поиск по набору разрешений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ритерий -perm – ищет файлы по определенному набору разрешений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/home -perm 777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Операторы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Для объединения нескольких критериев в одну команду поиска можно применять операторы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<text:s text:c="4"/>-and</text:span></text:span></text:p>
      <text:p text:style-name="P6"><text:span text:style-name="Strong_20_Emphasis"><text:span text:style-name="T10"><text:s text:c="4"/>-or</text:span></text:span></text:p>
      <text:p text:style-name="P6"><text:span text:style-name="Strong_20_Emphasis"><text:span text:style-name="T10"><text:s text:c="4"/>-not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Например, чтобы найти файлы размером более 1 Гбайта пользователя tisha необходимо ввести следующую команду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/home <text:s/>-user tisha <text:s/>-and <text:s/>-size +1G <text:s/>2&gt;/dev/null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Если файлы могут принадлежать не только пользователю tisha, но и пользователю pokeristo, а также быть размером более 1 Гбайт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/home \( -user pokeristo -or -user tisha \) <text:s/>-and <text:s/>-size +1G <text:s/>2&gt;/dev/null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Перед скобками нужно поставить обратный слеш "\"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2">Действия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К команде find можно добавить действия, которые будут произведены с результатами поиск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<text:s text:c="4"/>-delete — Удаляет соответствующие результатам поиска файлы</text:span></text:span></text:p>
      <text:p text:style-name="P6"><text:span text:style-name="Strong_20_Emphasis"><text:span text:style-name="T10"><text:s text:c="4"/>-ls — Вывод более подробных результатов поиска с:</text:span></text:span></text:p>
      <text:p text:style-name="P6"><text:span text:style-name="Strong_20_Emphasis"><text:span text:style-name="T10"><text:s text:c="8"/>Размерами файлов.</text:span></text:span></text:p>
      <text:p text:style-name="P6"><text:span text:style-name="Strong_20_Emphasis"><text:span text:style-name="T10"><text:s text:c="8"/>Количеством inode.</text:span></text:span></text:p>
      <text:p text:style-name="P6"><text:soft-page-break/><text:span text:style-name="Strong_20_Emphasis"><text:span text:style-name="T10"><text:s text:c="4"/>-print Стоит по умолчанию, если не указать другое действие. Показывает полный путь к найденным файлам.</text:span></text:span></text:p>
      <text:p text:style-name="P6"><text:span text:style-name="Strong_20_Emphasis"><text:span text:style-name="T10"><text:s text:c="4"/>-exec Выполняет указанную команду в каждой строке результатов поиск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-delete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Полезен, когда необходимо найти и удалить все пустые файлы, например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empty -delete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Перед удалением лучше лишний раз себя подстраховать. Для этого можно запустить команду с действием по умолчанию -print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-exec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Данное действие является особенным и позволяет выполнить команду по вашему усмотрению в результатах поиск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-exec command {} \;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Где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<text:s text:c="4"/>command – это команда, которую вы желаете выполнить для результатов поиска. Например:</text:span></text:span></text:p>
      <text:p text:style-name="P6"><text:span text:style-name="Strong_20_Emphasis"><text:span text:style-name="T10"><text:s text:c="8"/>rm</text:span></text:span></text:p>
      <text:p text:style-name="P6"><text:span text:style-name="Strong_20_Emphasis"><text:span text:style-name="T10"><text:s text:c="8"/>mv</text:span></text:span></text:p>
      <text:p text:style-name="P6"><text:span text:style-name="Strong_20_Emphasis"><text:span text:style-name="T10"><text:s text:c="8"/>cp</text:span></text:span></text:p>
      <text:p text:style-name="P6"><text:span text:style-name="Strong_20_Emphasis"><text:span text:style-name="T10"><text:s text:c="4"/>{} – является результатами поиска.</text:span></text:span></text:p>
      <text:p text:style-name="P6"><text:span text:style-name="Strong_20_Emphasis"><text:span text:style-name="T10"><text:s text:c="4"/>\; — Команда заканчивается точкой с запятой после обратного слеша.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С помощью –exec можно написать альтернативу команде –delete и применить ее к результатам поиска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empty -exec rm {} \;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Другой пример использования действия -exec: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>$ find . -name "*.jpg" -exec cp {} /backups/fotos \;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10"/></text:span></text:p>
      <text:p text:style-name="P6"><text:span text:style-name="Strong_20_Emphasis"><text:span text:style-name="T10">Таким образом можно скопировать все .jpg изображения в каталог backups/foto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Bitstream Vera Sans Mono'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 Sans1" svg:font-family="'Open Sans', sans-serif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4-06-17T13:46:27.338825181</dc:date>
    <meta:editing-duration>PT1H45M48S</meta:editing-duration>
    <meta:editing-cycles>23</meta:editing-cycles>
    <meta:document-statistic meta:table-count="0" meta:image-count="0" meta:object-count="0" meta:page-count="3" meta:paragraph-count="96" meta:word-count="599" meta:character-count="4261" meta:non-whitespace-character-count="3613"/>
  </office:meta>
</office:document-meta>
</file>